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md /k "C:\Users\Javier\fnm-init.cmd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5$Win32 OpenOffice.org_project/4115m2$Build-9813</meta:generator>
    <dc:date>2025-07-01T17:58:45.92</dc:date>
    <meta:document-statistic meta:table-count="0" meta:image-count="0" meta:object-count="0" meta:page-count="1" meta:paragraph-count="1" meta:word-count="3" meta:character-count="37"/>
    <dc:creator>Javier Moreno Soler</dc:creator>
    <meta:user-defined meta:name="Info 1"/>
    <meta:user-defined meta:name="Info 2"/>
    <meta:user-defined meta:name="Info 3"/>
    <meta:user-defined meta:name="Info 4"/>
  </office:meta>
</office:document-meta>
</file>